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7.8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45.56mm"/>
    </style:style>
    <style:style style:name="co10" style:family="table-column">
      <style:table-column-properties fo:break-before="auto" style:column-width="12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100">
      <style:text-properties fo:font-size="9pt" style:font-size-asian="9pt" style:font-size-complex="9pt"/>
    </style:style>
    <style:style style:name="ce4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100"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table table:name="CC 15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15/7</text:p>
          </table:table-cell>
          <table:table-cell/>
          <table:table-cell table:style-name="ce1" office:value-type="string" calcext:value-type="string">
            <text:p>19/8</text:p>
          </table:table-cell>
          <table:table-cell/>
        </table:table-row>
        <table:table-row table:style-name="ro1">
          <table:table-cell office:value-type="string" calcext:value-type="string">
            <text:p>K Bellamy M Jones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Marsh M Pag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Anthony H Rowley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Finlay A Loat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 Hathaway G Edwards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 Loyn J Thomas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 Davies Pam Woodhouse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y Brookes E Thomas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 Gelleri J Holmes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 James P Roe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 Joel J Roberts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 Edwards M Ellis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 Harrison M Jenkins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Shen T Ch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 Hayes J Valent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J Blair R Hutchin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 Marsh M Jon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 Boyle J Thoma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 Page P Woodhous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 Anthony K Thoma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CC 16-17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4" table:number-columns-repeated="1002" table:default-cell-style-name="ce2"/>
        <table:table-row table:style-name="ro1">
          <table:table-cell/>
          <table:table-cell table:style-name="ce3" office:value-type="string" calcext:value-type="string">
            <text:p>16/9</text:p>
          </table:table-cell>
          <table:table-cell/>
          <table:table-cell table:style-name="ce3" office:value-type="string" calcext:value-type="string">
            <text:p>21/10</text:p>
          </table:table-cell>
          <table:table-cell/>
          <table:table-cell table:style-name="ce3" office:value-type="string" calcext:value-type="string">
            <text:p>18/11</text:p>
          </table:table-cell>
          <table:table-cell/>
          <table:table-cell table:style-name="ce3" office:value-type="string" calcext:value-type="string">
            <text:p>16/12</text:p>
          </table:table-cell>
          <table:table-cell/>
          <table:table-cell table:style-name="ce3" office:value-type="string" calcext:value-type="string">
            <text:p>20/1</text:p>
          </table:table-cell>
          <table:table-cell/>
          <table:table-cell table:style-name="ce3" office:value-type="string" calcext:value-type="string">
            <text:p>17/2</text:p>
          </table:table-cell>
          <table:table-cell/>
          <table:table-cell table:style-name="ce3" office:value-type="string" calcext:value-type="string">
            <text:p>17/3</text:p>
          </table:table-cell>
          <table:table-cell/>
          <table:table-cell table:style-name="ce3" office:value-type="string" calcext:value-type="string">
            <text:p>21/4</text:p>
          </table:table-cell>
          <table:table-cell/>
          <table:table-cell table:style-name="ce3" office:value-type="string" calcext:value-type="string">
            <text:p>19/5</text:p>
          </table:table-cell>
          <table:table-cell/>
          <table:table-cell table:style-name="ce3" office:value-type="string" calcext:value-type="string">
            <text:p>16/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 Loat A Stein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 Phillips J Thomas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Richards M Ellis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Brookes E Thomas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 Anthony H Rowle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 Anthony I Finlay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 Anthony R Jones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 Anthony S Sherman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 Hayes J Valent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 Loyn J Thomas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 Gelleri J Holm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 Joel J Roberts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 Rowley K Thomas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 Finlay M Ye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 Blair B loyn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 Blair J Roberts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 Davies B Loy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 Davies P Woodhouse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 Harrison M Jenkins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 Bellamy M Cors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Bellamy M Jones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 Corser J Thoma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 Corser M Page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 Hathaway G Edwards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 james M Page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 James P Roe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 Jones M J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Boyle J Blair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 Boyle J Thoma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 Griffiths D Adamson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Sherman P Woodhouse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 Edwards M Elli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 Shen T Che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day 16-17" table:style-name="ta1"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10" table:default-cell-style-name="ce5"/>
        <table:table-column table:style-name="co3" table:default-cell-style-name="ce5"/>
        <table:table-column table:style-name="co10" table:default-cell-style-name="ce5"/>
        <table:table-column table:style-name="co3" table:default-cell-style-name="ce5"/>
        <table:table-column table:style-name="co10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03" table:default-cell-style-name="ce5"/>
        <table:table-row table:style-name="ro2">
          <table:table-cell/>
          <table:table-cell table:style-name="ce6" office:value-type="string" calcext:value-type="string">
            <text:p>18/9</text:p>
          </table:table-cell>
          <table:table-cell/>
          <table:table-cell table:style-name="ce6" office:value-type="string" calcext:value-type="string">
            <text:p>23/10</text:p>
          </table:table-cell>
          <table:table-cell/>
          <table:table-cell table:style-name="ce6" office:value-type="string" calcext:value-type="string">
            <text:p>20/11</text:p>
          </table:table-cell>
          <table:table-cell/>
          <table:table-cell table:style-name="ce6" office:value-type="string" calcext:value-type="string">
            <text:p>18/12</text:p>
          </table:table-cell>
          <table:table-cell/>
          <table:table-cell table:style-name="ce6" office:value-type="string" calcext:value-type="string">
            <text:p>22/1</text:p>
          </table:table-cell>
          <table:table-cell/>
          <table:table-cell table:style-name="ce6" office:value-type="string" calcext:value-type="string">
            <text:p>19/2</text:p>
          </table:table-cell>
          <table:table-cell/>
          <table:table-cell table:style-name="ce6" office:value-type="string" calcext:value-type="string">
            <text:p>19/3</text:p>
          </table:table-cell>
          <table:table-cell/>
          <table:table-cell table:style-name="ce6" office:value-type="string" calcext:value-type="string">
            <text:p>23/4</text:p>
          </table:table-cell>
          <table:table-cell/>
          <table:table-cell table:style-name="ce6" office:value-type="string" calcext:value-type="string">
            <text:p>21/5</text:p>
          </table:table-cell>
          <table:table-cell/>
          <table:table-cell table:style-name="ce6" office:value-type="string" calcext:value-type="string">
            <text:p>18/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 edwards M Ellis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2 </text:p>
          </table:table-cell>
          <table:table-cell office:value-type="float" office:value="55" calcext:value-type="float">
            <text:p>55</text:p>
          </table:table-cell>
          <table:table-cell table:style-name="ce6"/>
          <table:table-cell/>
          <table:table-cell table:style-name="ce6"/>
          <table:table-cell table:number-columns-repeated="1004"/>
        </table:table-row>
        <table:table-row table:style-name="ro2">
          <table:table-cell office:value-type="string" calcext:value-type="string">
            <text:p>A Loat B Loyn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 Richards M Elli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brookes D Anthony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 brookes J Davi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 Brookes K thomas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 Brookes M james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 Brookes P Roe</text:p>
          </table:table-cell>
          <table:table-cell table:number-columns-repeated="6"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 Anthony I Finlay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 Anthony J Davie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 Raw Rees G geller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 Raw Rees J Thomas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 raw Rees M Jones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 Edwards M Ellis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 Thomas J Blai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 Thomas P Woodhouse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G Gelleri J Holmes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 Joel J Roberts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 Finlay A Richards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 Blair L Crawford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 Blair R Boyl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 Blair J Roberts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 Davies B Loy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 Davis M Ellis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 Davies K Thomas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 Harrison M Jenkin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J Roberts L Crawford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 Roberts P Woodhous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 Thomas O Walker</text:p>
          </table:table-cell>
          <table:table-cell table:number-columns-repeated="8"/>
          <table:table-cell table:style-name="ce7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 James P Roe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 Jones K Marsh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 Boyle J Thom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 Edwards G Edwards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Y Shen T Chen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005"/>
        </table:table-row>
        <table:table-row table:style-name="ro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4"/>
        </table:table-row>
        <table:table-row table:style-name="ro2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CC 16-17'.A2:'CC 16-17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1:48:12.058055282</dc:date>
    <dc:creator>Roger Boyle</dc:creator>
    <meta:editing-duration>PT1H19M52S</meta:editing-duration>
    <meta:editing-cycles>19</meta:editing-cycles>
    <meta:generator>LibreOffice/4.4.3.2$Linux_X86_64 LibreOffice_project/40m0$Build-2</meta:generator>
    <meta:printed-by>Roger Boyle</meta:printed-by>
    <meta:print-date>2018-01-13T11:37:16.787836984</meta:print-date>
    <meta:document-statistic meta:table-count="3" meta:cell-count="556" meta:object-count="0"/>
  </office:meta>
</office:document-meta>
</file>